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font-name="Times New Roman1" style:text-underline-style="none"/>
    </style:style>
    <style:style style:name="T7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1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1, FF 8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Funeral sermons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7</text:p>
      <text:p text:style-name="P4">Number of Sheets<text:tab/><text:tab/><text:tab/><text:tab/>3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Samuel Mayer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Pages 3-5 were found in Box11FF8, placed inside the Box11FF8_15. <text:s/>Samuel Mayer's name was listed on FF 13, so the pages were moved to this folder to reunite the sermon.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7">In Memory of Samuel Mayer/</text:p>
      <text:p text:style-name="P7">by/</text:p>
      <text:p text:style-name="P7">S. Morais/</text:p>
      <text:p text:style-name="P2">Fellow Israelites. <text:s/>My active presence in this fune-/-real hall, is simply the interpreter of two sen-/-timents which the All-Creating God has im-/-planted in the human breast--sympathy with/ sorrow; admiration for virtue. <text:s/>Because those/ inborn sentiments stir within my heart, therefore/ I stand now here; not officially, lest I trespass/ upon others' rights, but in obedience to my/ emotions and in response to the request of/ appreciative friends./</text:p>
      <text:p text:style-name="P2">My sympathies urge me to lament that an/ irreparable loss has been sustained. <text:s/>Those/ who are within reach of my voice may perhaps/ wonder and ask themselves: "Was our deceased brother,/ Samuel Mayer, preeminent in the world of letters;/ conspicuous in the world of science; socially/ distinguished to a degree that his demise will/ have created a void difficult to be filled?"/ <text:s/>Not so; my venerable coreligionist was an/</text:p>
      <text:p text:style-name="P2"/>
      <text:p text:style-name="P2">[Page 2]</text:p>
      <text:p text:style-name="P2">unostentatiously quiet son of our people;/ one whose only ambition it was to fulfil[sic!] mo-/-destly; unpretentiously, the duties devolving/ upon him as a man and a Hebrew. <text:s/>He/ never laid claim to a <text:soft-page-break/>position in the world of/ learning. <text:s/>But there is a world, nearer and/ dearer to all of us than that in which we/ seek honors and celebrity. <text:s/>There where/ the affections rule; there where tranquillity[sic!]/ is enthroned, a most precious world exists./ <text:s/>The English language has a sweet mono-/-syllable expressive of that joyous world-home./ <text:s/></text:p>
      <text:p text:style-name="P2"><text:tab/>Within its walls Samuel Mayer met/ infinitely more than he missed by being/ unable to mingle in high circles./</text:p>
      <text:p text:style-name="P2">For years my friend had become incapacitated/ from following his ordinary pursuits, but/ where his children dwelt, he enjoyed com-/-panionship, comfort, diversions; a miti-/-gation to physical and moral ills. <text:s/>Just/ because he valued those God-given blessings;/ because he was the daily recipient thereof,/</text:p>
      <text:p text:style-name="P2"/>
      <text:p text:style-name="P2">[Page 3]</text:p>
      <text:p text:style-name="P2">therefore his absence from that home will/ create a great <text:span text:style-name="T1">void</text:span><text:span text:style-name="T2"> and occasion deep sorrow./ <text:s/>I sympathise with all the children of/ Samuel Mayer, but principally--not invidiously--/with his unmarried daughters. <text:s/>To them the/ constant presence of that father, though weak/ and infirm, needing extraordinary care and/ solicitude, brought delight; for they realized/ that, under Providence, their filial ministra-/-tion lengthened his days, and that he returned/ the filial offices tenfold by a paternal re-/-cognition; that is, by unbounded love./</text:span></text:p>
      <text:p text:style-name="P5">Nothing emanating from a mortal being/ will allay the grief experienced; words, how-/-ver[sic!] sincere, issued from human lips, cannot/ assuage it. <text:s/>Only the assurances of the/ inspired psalmist will soften the pangs of/ the separation. <text:s/>When our flesh and our/ heart are mouldering in the grave, our spirit/ is uplifted to the Rock of all ages. <text:s/>God/ will lead us on by His counsel, and afterward/</text:p>
      <text:p text:style-name="P5"/>
      <text:p text:style-name="P5">[Page 4]</text:p>
      <text:p text:style-name="P5">take us up to glory./</text:p>
      <text:p text:style-name="P2"><text:span text:style-name="T2">But I have </text:span><text:span text:style-name="T3">have</text:span><text:span text:style-name="T5"> said it: My sym-/-pathy is blended with admiration. <text:s/>The oc-/-casional visits which I paid to the home/ of my venerable coreligionist, convinced me/ that virtue is a plant still flourishing/ in the soil of Judaism. <text:s/>It is not/ withering away, as some pessimists would/ contend. <text:s/>There is indeed much that/ cannot be commended in the demeanour of/ my people; a vast deal that indicates/ a </text:span><text:span text:style-name="T5">retrogression; not a progress. <text:s/>We have/ lost that child-like faith; that abiding/ trust in Providence, that simplicity of/ manners </text:span><text:span text:style-name="T3">that</text:span><text:span text:style-name="T5"> which distinguished our ancestors; but/ so long as dutifulness to parents is exercised,/ I do not fear a racial decay. <text:s/>For home/ is the world in miniature, and when that is pure,/ communities can never become thoroughly corrupt./ <text:s/>In my official capacity, I have witnessed/ </text:span><text:span text:style-name="T3">devotion to one's aged father</text:span><text:span text:style-name="T5"> with pleasurable/ frequency devotion to one's aged father,/</text:span></text:p>
      <text:p text:style-name="P8"/>
      <text:p text:style-name="P8">[Page 5]</text:p>
      <text:p text:style-name="P8">but never indeed more touchingly; never more/ admirably than in this home. <text:s/>The sight/ made so profound an impression upon me, that/ had I not been asked to evince friendship/ by some utterances on this melancholy occasion,/ I would have been impelled spontaneously/ to give expression to my feelings--; so unwearied,/ so tender, so holy was the attention bestowed/ by those daughters on their bodily-enfeebled/ father. <text:s/>To allay his pains, to watch/ his movements, to anticipate his wishes,/ to suppress heartburnings that he might not/ grieve, to smile upon him that the sun shine/ of their countenances might dispel gloom,/ was the effort of each of those children./ <text:s/>And when the hour struck and death seized/ upon that which is its own, the intensity of/ the distress evinced by the offspring of Samuel/ Mayer was a tribute of filial homage/ which I call godly. <text:s/>Aye: I beheld/ an altar on which a savory offering/</text:p>
      <text:p text:style-name="P8"/>
      <text:p text:style-name="P8">[Page 6]</text:p>
      <text:p text:style-name="P2"><text:span text:style-name="T5">was laid in honor of the God of Sina</text:span><text:span text:style-name="T6">ï</text:span><text:span text:style-name="T7"> who/ proclaimed "Honor thy father and thy mother."/</text:span></text:p>
      <text:p text:style-name="P2"><text:span text:style-name="T7"><text:tab/>Fear not kind friends. <text:s/>Your reward is certain./ <text:s/>For Moses declared that the performance of the </text:span><text:soft-page-break/><text:span text:style-name="T7">fifth/ commandment of the Decalogue will give happiness here,/ and felicity hereafter. <text:s/>"Thy days will be long and it will/ be well with thee." <text:s/>Weep for the loss that/ you have sustained, but rejoice that your tears do not flow/ from a source of repentance; from a spring of remorse, at/ having offended your Creator, by running counter to His/ behest</text:span><text:span text:style-name="T4">s</text:span><text:span text:style-name="T7">, to rash headlong after worldly cravings and/ the gratification of egotism. <text:s/>My sympathies/ are with you, but my admiration for virtue, incites me/ to set you up as an ensign to all who have old/ fathers and mothers to revere. <text:s/>Let the conscious-/-ness of having done your full duty bring to you content-/-ment. <text:s/>Look back upon this day, not with increasing dis-/-tress, but with the belief that because you prolongued your pa-/-rent's life, the Lord will lengthen yours to a sacred purpose,/ and with the assurance that the entrance of the dear departed into/ Paradise, will be greeted by a chorus of angels and archangels, who/ sing hymns to the Universal Parent; our God and Saviour. <text:s/>Amen./</text:span></text:p>
      <text:p text:style-name="P9"/>
      <text:p text:style-name="P9">[Page 7]</text:p>
      <text:p text:style-name="P9">25/ 516 N. 5th st./ 67 Kent Lin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3:46:57.52</meta:creation-date>
    <dc:date>2012-11-15T12:20:17.30</dc:date>
    <meta:editing-duration>PT33M1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84" meta:word-count="1171" meta:character-count="7420"/>
  </office:meta>
</office:document-meta>
</file>